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e5a" officeooo:paragraph-rsid="00003e5a"/>
    </style:style>
    <style:style style:name="P2" style:family="paragraph" style:parent-style-name="Standard">
      <style:text-properties fo:font-size="16pt" officeooo:rsid="00003e5a" officeooo:paragraph-rsid="00003e5a" style:font-size-asian="16pt" style:font-size-complex="16pt"/>
    </style:style>
    <style:style style:name="P3" style:family="paragraph" style:parent-style-name="Standard">
      <style:text-properties fo:font-size="16pt" officeooo:rsid="000274d4" officeooo:paragraph-rsid="000274d4" style:font-size-asian="16pt" style:font-size-complex="16pt"/>
    </style:style>
    <style:style style:name="P4" style:family="paragraph" style:parent-style-name="Standard">
      <style:text-properties fo:font-size="16pt" officeooo:rsid="00049c0c" officeooo:paragraph-rsid="00049c0c" style:font-size-asian="16pt" style:font-size-complex="16pt"/>
    </style:style>
    <style:style style:name="P5" style:family="paragraph" style:parent-style-name="Standard">
      <style:text-properties fo:font-size="16pt" fo:font-weight="normal" officeooo:rsid="000274d4" officeooo:paragraph-rsid="000274d4" style:font-size-asian="16pt" style:font-weight-asian="normal" style:font-size-complex="16pt" style:font-weight-complex="normal"/>
    </style:style>
    <style:style style:name="P6" style:family="paragraph" style:parent-style-name="Standard">
      <style:text-properties fo:font-size="16pt" fo:font-weight="normal" officeooo:rsid="00027783" officeooo:paragraph-rsid="00027783" style:font-size-asian="16pt" style:font-weight-asian="normal" style:font-size-complex="16pt" style:font-weight-complex="normal"/>
    </style:style>
    <style:style style:name="P7" style:family="paragraph" style:parent-style-name="Standard">
      <style:text-properties fo:font-size="16pt" fo:font-weight="normal" officeooo:rsid="0005c81d" officeooo:paragraph-rsid="0005c81d" style:font-size-asian="16pt" style:font-weight-asian="normal" style:font-size-complex="16pt" style:font-weight-complex="normal"/>
    </style:style>
    <style:style style:name="P8" style:family="paragraph" style:parent-style-name="Standard">
      <style:text-properties fo:font-size="16pt" fo:font-weight="normal" officeooo:rsid="0005c81d" officeooo:paragraph-rsid="0007fe00" style:font-size-asian="16pt" style:font-weight-asian="normal" style:font-size-complex="16pt" style:font-weight-complex="normal"/>
    </style:style>
    <style:style style:name="P9" style:family="paragraph" style:parent-style-name="Standard">
      <style:text-properties fo:font-weight="bold" officeooo:rsid="00003e5a" officeooo:paragraph-rsid="00003e5a" style:font-weight-asian="bold" style:font-weight-complex="bold"/>
    </style:style>
    <style:style style:name="P10" style:family="paragraph" style:parent-style-name="Standard">
      <style:text-properties fo:font-size="12pt" officeooo:rsid="00003e5a" officeooo:paragraph-rsid="00003e5a" style:font-size-asian="10.5pt" style:font-size-complex="12pt"/>
    </style:style>
    <style:style style:name="P11" style:family="paragraph" style:parent-style-name="Standard">
      <style:text-properties fo:font-size="12pt" officeooo:rsid="00012dca" officeooo:paragraph-rsid="00012dca" style:font-size-asian="10.5pt" style:font-size-complex="12pt"/>
    </style:style>
    <style:style style:name="P12" style:family="paragraph" style:parent-style-name="Standard">
      <style:text-properties fo:font-size="12pt" officeooo:rsid="000274d4" officeooo:paragraph-rsid="000274d4" style:font-size-asian="10.5pt" style:font-size-complex="12pt"/>
    </style:style>
    <style:style style:name="P13" style:family="paragraph" style:parent-style-name="Standard">
      <style:text-properties fo:font-size="12pt" fo:font-weight="bold" officeooo:rsid="00003e5a" officeooo:paragraph-rsid="00003e5a" style:font-size-asian="10.5pt" style:font-weight-asian="bold" style:font-size-complex="12pt" style:font-weight-complex="bold"/>
    </style:style>
    <style:style style:name="P14" style:family="paragraph" style:parent-style-name="Standard">
      <style:text-properties fo:font-size="12pt" fo:font-weight="bold" officeooo:rsid="000274d4" officeooo:paragraph-rsid="000274d4" style:font-size-asian="10.5pt" style:font-weight-asian="bold" style:font-size-complex="12pt" style:font-weight-complex="bold"/>
    </style:style>
    <style:style style:name="P15" style:family="paragraph" style:parent-style-name="Standard">
      <style:text-properties fo:font-size="12pt" fo:font-weight="normal" officeooo:rsid="000274d4" officeooo:paragraph-rsid="000274d4" style:font-size-asian="10.5pt" style:font-weight-asian="normal" style:font-size-complex="12pt" style:font-weight-complex="normal"/>
    </style:style>
    <style:style style:name="P16" style:family="paragraph" style:parent-style-name="Standard">
      <style:text-properties fo:font-size="12pt" fo:font-weight="normal" officeooo:rsid="00027783" officeooo:paragraph-rsid="00027783" style:font-size-asian="10.5pt" style:font-weight-asian="normal" style:font-size-complex="12pt" style:font-weight-complex="normal"/>
    </style:style>
    <style:style style:name="P17" style:family="paragraph" style:parent-style-name="Standard">
      <style:text-properties fo:font-size="12pt" fo:font-weight="normal" officeooo:rsid="000281da" officeooo:paragraph-rsid="000281da" style:font-size-asian="10.5pt" style:font-weight-asian="normal" style:font-size-complex="12pt" style:font-weight-complex="normal"/>
    </style:style>
    <style:style style:name="P18" style:family="paragraph" style:parent-style-name="Standard">
      <style:text-properties fo:font-size="12pt" fo:font-weight="normal" officeooo:rsid="0002cd3c" officeooo:paragraph-rsid="0002cd3c" style:font-size-asian="10.5pt" style:font-weight-asian="normal" style:font-size-complex="12pt" style:font-weight-complex="normal"/>
    </style:style>
    <style:style style:name="P19" style:family="paragraph" style:parent-style-name="Standard">
      <style:text-properties fo:font-size="12pt" fo:font-weight="normal" officeooo:rsid="00049c0c" officeooo:paragraph-rsid="00049c0c" style:font-size-asian="10.5pt" style:font-weight-asian="normal" style:font-size-complex="12pt" style:font-weight-complex="normal"/>
    </style:style>
    <style:style style:name="P20" style:family="paragraph" style:parent-style-name="Standard">
      <style:text-properties fo:font-size="12pt" fo:font-weight="normal" officeooo:rsid="0005c81d" officeooo:paragraph-rsid="0005c81d" style:font-size-asian="10.5pt" style:font-weight-asian="normal" style:font-size-complex="12pt" style:font-weight-complex="normal"/>
    </style:style>
    <style:style style:name="P21" style:family="paragraph" style:parent-style-name="Standard">
      <style:text-properties fo:font-size="12pt" fo:font-weight="normal" officeooo:rsid="0007fe00" officeooo:paragraph-rsid="0007fe00" style:font-size-asian="10.5pt" style:font-weight-asian="normal" style:font-size-complex="12pt" style:font-weight-complex="normal"/>
    </style:style>
    <style:style style:name="P22" style:family="paragraph" style:parent-style-name="Standard">
      <style:text-properties officeooo:paragraph-rsid="0002cd3c"/>
    </style:style>
    <style:style style:name="P23" style:family="paragraph" style:parent-style-name="Standard">
      <style:text-properties officeooo:rsid="0002cd3c" officeooo:paragraph-rsid="0002cd3c"/>
    </style:style>
    <style:style style:name="P24" style:family="paragraph" style:parent-style-name="Standard">
      <style:text-properties officeooo:paragraph-rsid="00049c0c"/>
    </style:style>
    <style:style style:name="P25" style:family="paragraph" style:parent-style-name="Standard">
      <style:text-properties officeooo:rsid="00049c0c" officeooo:paragraph-rsid="00049c0c"/>
    </style:style>
    <style:style style:name="P26" style:family="paragraph" style:parent-style-name="Standard">
      <style:text-properties fo:font-size="18pt" fo:font-weight="normal" officeooo:rsid="00049c0c" officeooo:paragraph-rsid="00049c0c" style:font-size-asian="18pt" style:font-weight-asian="normal" style:font-size-complex="18pt" style:font-weight-complex="normal"/>
    </style:style>
    <style:style style:name="P27" style:family="paragraph" style:parent-style-name="Standard">
      <style:text-properties fo:font-size="18pt" fo:font-weight="normal" officeooo:rsid="00049c0c" officeooo:paragraph-rsid="0005c81d" style:font-size-asian="18pt" style:font-weight-asian="normal" style:font-size-complex="18pt" style:font-weight-complex="normal"/>
    </style:style>
    <style:style style:name="P28" style:family="paragraph" style:parent-style-name="Standard">
      <style:paragraph-properties fo:break-before="page"/>
      <style:text-properties fo:font-size="18pt" fo:font-weight="normal" officeooo:rsid="00049c0c" officeooo:paragraph-rsid="0005c81d" style:font-size-asian="18pt" style:font-weight-asian="normal" style:font-size-complex="18pt" style:font-weight-complex="normal"/>
    </style:style>
    <style:style style:name="P29" style:family="paragraph" style:parent-style-name="Standard">
      <style:paragraph-properties fo:break-before="page"/>
      <style:text-properties fo:font-size="16pt" fo:font-weight="normal" officeooo:rsid="0005c81d" officeooo:paragraph-rsid="0007fe00"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2cd3c" style:font-size-asian="10.5pt" style:font-weight-asian="normal" style:font-size-complex="12pt" style:font-weight-complex="normal"/>
    </style:style>
    <style:style style:name="T4" style:family="text">
      <style:text-properties fo:font-size="12pt" fo:font-weight="normal" officeooo:rsid="00049c0c" style:font-size-asian="10.5pt" style:font-weight-asian="normal" style:font-size-complex="12pt" style:font-weight-complex="normal"/>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zione</text:p>
      <text:p text:style-name="P1"/>
      <text:p text:style-name="P9">La risorsa più importante di ogni organizzazione è l’informazione</text:p>
      <text:p text:style-name="P1"/>
      <text:p text:style-name="P1">L’’informazione è alla base dell’informatica, che per definizione è la scienza che si occupa del trattamento automatico delle informazioni.</text:p>
      <text:p text:style-name="P1">Ciò che viene trattato nell’informatica è il dato, ovvero la descrizione elementare di un’informazione.</text:p>
      <text:p text:style-name="P1"/>
      <text:p text:style-name="P9">Il dato al giorno d’oggi controlla il mondo, è la ricchezza del nuovo millennio.</text:p>
      <text:p text:style-name="P1"/>
      <text:p text:style-name="P1">E’ infatti nato all’incirca nel 2000 <text:s/>il <text:span text:style-name="T1">data driven marketing</text:span>, che utilizza I dati per migliorare le strategie di targeting e comunicazione.</text:p>
      <text:p text:style-name="P1"/>
      <text:p text:style-name="P1">Il dato è quindi diventato nel tempo una delle risorse fondamentali dell’economia, e come ogni cosa che porti ad un guadagno, la sua sicurezza è messa a dura prova.</text:p>
      <text:p text:style-name="P1"/>
      <text:p text:style-name="P1"/>
      <text:p text:style-name="P2">Sicurezza informatica</text:p>
      <text:p text:style-name="P2"/>
      <text:p text:style-name="P13">I dati devono quindi essere protetti da possibili attacchi, per poterne garantire la sicurezza informatica.</text:p>
      <text:p text:style-name="P10"/>
      <text:p text:style-name="P10">La sicurezza informatica è l’insieme dei prodotti, dei servizi e dei mezzi diretti alla protezione dei sistemi informatici. E’ basata sui principi della <text:span text:style-name="T1">CIA</text:span>, ovvero Confidentiality, Integrity e Availability.</text:p>
      <text:p text:style-name="P10"/>
      <text:p text:style-name="P10">Il principio che si può indicare come più imporante è il data Integrity.</text:p>
      <text:p text:style-name="P10"/>
      <text:p text:style-name="P10">Per integrità dei dati si intende la capacità di mantenere I dati e le risorse garantendo la loro precisione, correttezza e inalterazione durante il loro ciclo di vita.</text:p>
      <text:p text:style-name="P10">L’integrità è quindi uno degli aspetti più critici per un sistema informatico.</text:p>
      <text:p text:style-name="P10"/>
      <text:p text:style-name="P13">Si possono distinguere due tipi di integrità: fisica e logica.</text:p>
      <text:p text:style-name="P13"/>
      <text:p text:style-name="P10">L’integrità fisica riguarda la protezione dei dati nei supporti di memorizzazione, quindi può avere problemi nei confronti di difetti elettromeccanici o minacce naturali.</text:p>
      <text:p text:style-name="P10"/>
      <text:p text:style-name="P10">Mentre l’integrità logica interessa la razionalità e la protezione da soggetti non autorizzati, andando quindi ad intersecarsi con l’argomento della sicurezza dei dati.</text:p>
      <text:p text:style-name="P10"/>
      <text:p text:style-name="P11">La parte che riguarda la razionalità e la correttezza dei dati riguarda quindi l’integrità intra relazionale e l’integrità interazionale.</text:p>
      <text:p text:style-name="P11"/>
      <text:p text:style-name="P11">L’integrità intra relazionale è la categoria a cui appartengono I vincoli di dominio, tupla, not null e chiave, cioò vincoli che agiscono all’interno di tuple della stessa relazione.</text:p>
      <text:p text:style-name="P11">Mentre l’integrità interazionale riguarda l’integrità referenziale, ossia l’insieme di regole che garantiscono l’integrità dei dati quando si hanno relazioni associate tra di loro tramite chiave esterna.</text:p>
      <text:p text:style-name="P11">A questo tipo di integrità corrisponde infatti il vincolo di integrità.</text:p>
      <text:p text:style-name="P11"/>
      <text:p text:style-name="P11"><text:soft-page-break/>Invece la parte che opera sulla sicurezza dei dati, ha il compito di gestire tutte la problematiche relative agli attacchi informatici.</text:p>
      <text:p text:style-name="P11"/>
      <text:p text:style-name="P3">Attacchi informatici</text:p>
      <text:p text:style-name="P11"/>
      <text:p text:style-name="P12">Un attacco informatico è una qualsiasi azione svolta da soggetti malintenzionati che mira a ottenere, modificare, alterare dati sensibili o rendere inoperativi I dispositivi.</text:p>
      <text:p text:style-name="P12"/>
      <text:p text:style-name="P14">Guglielmo Marconi e il primo caso di hacking della storia</text:p>
      <text:p text:style-name="P14"/>
      <text:p text:style-name="P15">La storia narra che lo scienziato Guglielmo Marconi e il suo assistente Sir John Ambrose Fleming stessero per testare il funzionamento di un’ultima invenzione rivoluzionaria, il telegrafo senza fili.</text:p>
      <text:p text:style-name="P15">Inaspettatamente la macchina ricevette due messaggi, un insulto e una filastrocca contro Marconi.</text:p>
      <text:p text:style-name="P15">L’esperimento sarà quindi rovinato, a causa di un tale Nevil Maskelyne, che dal palazzo adiacente a quello dell’inventore italiano, riuscì ad interferire con le frequenze di marconi.</text:p>
      <text:p text:style-name="P15">Era il 4 giugno del 1903, e questo è considerato il primo caso di hacking della storia.</text:p>
      <text:p text:style-name="P15"/>
      <text:p text:style-name="P15">Dai tempi di marconi la tecnologia ha fatto passi da gigante, così come I potenziali attacchi.</text:p>
      <text:p text:style-name="P15"/>
      <text:p text:style-name="P15">Esistono due tipologie di attacco: attacco attivo e attacco passivo.</text:p>
      <text:p text:style-name="P15"/>
      <text:p text:style-name="P15">L’attacco attivo implica la manomissione di dati cercando di danneggiarne l’integrità e la disponibilità, mentre l’attacco passivo cerca di intercettare e utilizzare I dati senza danneggiare il sistema.</text:p>
      <text:p text:style-name="P15"/>
      <text:p text:style-name="P5">Attacchi passivi</text:p>
      <text:p text:style-name="P5"/>
      <text:p text:style-name="P15">L’unico tipo di attacco passivo esistente è l’analisi del traffico, chiamato sniffing.</text:p>
      <text:p text:style-name="P15"/>
      <text:p text:style-name="P15">E’ uno degli attacchi più semplici, dato che utilizza strumenti chiamati packet sniffer, nati per essere utilizzati come programmi di diagnostica ma finendo ben presto in mani malintenzionate.</text:p>
      <text:p text:style-name="P15"/>
      <text:p text:style-name="P15">Un attacco sniffing consiste nell’intercettare I singoli pacchetti transitanti nella comunicazione, per poterli analizzare e decodificare, per poter estrapolare le informazioni contenute.</text:p>
      <text:p text:style-name="P15"/>
      <text:p text:style-name="P15">Nella famiglia di attacchi passivi rientra anche l’attacco Man in the middle, in quanto anch’esso si introduce in una comunicazione per ricevere tutto il traffico trasmesso.</text:p>
      <text:p text:style-name="P15">A differenze dello sniffing però il Man In the Middle utilizza sistemi di falsificazione IP per potersi introdurre, come vedremo successivamente con lo spoofing. Rientra per questo anche negli attacchi attivi.</text:p>
      <text:p text:style-name="P15"/>
      <text:p text:style-name="P6">Attacchi attivi</text:p>
      <text:p text:style-name="P15"/>
      <text:p text:style-name="P16">Attacchi attivi che si raggruppano in base alla tipologia di attacco. Abbiamo infatti l’intercettazione, la produzione e il phishing.</text:p>
      <text:p text:style-name="P16"/>
      <text:p text:style-name="P16"/>
      <text:p text:style-name="P16"/>
      <text:p text:style-name="P6"><text:soft-page-break/>Intercettazione</text:p>
      <text:p text:style-name="P16"/>
      <text:p text:style-name="P16">All’interno dell’intercettazione il metodo più utilizzato è lo spoofing, che può avere diverse varianti, ovvero IP spoofing, DNS spoofing, ARP spoofing o MAC spoofing.</text:p>
      <text:p text:style-name="P16"/>
      <text:p text:style-name="P16">E’ un tipo di attacco che consiste nel falsificare l’identità dell’host da cui viene eseguito l’attacco.</text:p>
      <text:p text:style-name="P16">Nella variante più utilizzata, cioè l’IP Spoofing, viene falsificato l’indirizzo IP dell’host, che quindi verrà considerato attendibile dalla rete.</text:p>
      <text:p text:style-name="P16"/>
      <text:p text:style-name="P16">Nel DNS spoofing invece si utilizza una tecnica chiamata cache poisoning, che permette di ineserire record DNS fasulli all’interno della cache del server. <text:s/>In questo modo le richieste DNS verranno deviate ad un server secondario, presentando all’utente un sito modificato appositamente per ottenere dati specifici.</text:p>
      <text:p text:style-name="P16"/>
      <text:p text:style-name="P16">Nell’intercettazione rientra anche l’attacco chiamato SQL Injection.</text:p>
      <text:p text:style-name="P16">Con questo attacco è possibile inserire delle stringhe di codice SQL all’interno di campi di input, riuscendo attraverso particolari stratagemmi a eseguire delle interrogazioni particolari nel database, cercando di ottenere dai o causare danni.</text:p>
      <text:p text:style-name="P16"/>
      <text:p text:style-name="P6">Produzione</text:p>
      <text:p text:style-name="P6"/>
      <text:p text:style-name="P17">Un’altra categoria di attacchi attivi è la produzione, che consiste nell’introdurre elementi dannosi nel sistema, cercando di ridurre l’integrità e la disponibilità delle risorse.</text:p>
      <text:p text:style-name="P17"/>
      <text:p text:style-name="P17">Le principali tecniche di produzione usate sono I malware e I DoS</text:p>
      <text:p text:style-name="P17"/>
      <text:p text:style-name="P18">I malware sono software malevoli che cercano di invadere, danneggiare o disattivare computer, sistemi e reti. </text:p>
      <text:p text:style-name="P18">Il loro scopo è quello di lucrare illecitamente a spese degli utenti. Le due principali sottocategorie di malware sono virus e worm,</text:p>
      <text:p text:style-name="P18"/>
      <text:p text:style-name="P18">I virus sono sotware che si moltiplicano attaccandosi ad altri file, sfuttando falle o vulnerabilità di un sistema operativo o di un altro software.</text:p>
      <text:p text:style-name="P18"/>
      <text:p text:style-name="P18">Gli worm sono simili ai virus, ma rispetto a questi ultimi riescono a moltiplicarsi senza doversi legare ad altri file.</text:p>
      <text:p text:style-name="P18"/>
      <text:p text:style-name="P18">Spesso un attacco worm o virus coincide con l’installazione di altre tipologie di malware, tra cui backdoor e keylogger, che vengono sfruttati per riuscire ad ottenere più dati possibili.</text:p>
      <text:p text:style-name="P18"/>
      <text:p text:style-name="P18">Il malware più potente mai creato è mydoom, capace di causare oltre 32 miliardi di danni in tutto il mondo.</text:p>
      <text:p text:style-name="P18"/>
      <text:p text:style-name="P18">L’altra tecnica di produzione è il Dos, ovvero il Denial Of Service.</text:p>
      <text:p text:style-name="P18">Questo attacco punta a tenere occupato un host, solitamente server, con operazioni inutili al fine di impedirgli di offrire I propri servizi alla rete.</text:p>
      <text:p text:style-name="P18"/>
      <text:p text:style-name="P18"/>
      <text:p text:style-name="P18"><text:soft-page-break/>Esistono diversi metodi per compiere un attacco DoS.</text:p>
      <text:p text:style-name="P18">Il più utilizzato è il buffer overflow, che consiste nell’invio di un traffico maggiore rispetto a quanto il sistema sia in grado di gestire. Questo attacco mira quindi a far collassare il sistema rendendolo inutilizzabile.</text:p>
      <text:p text:style-name="P18"/>
      <text:p text:style-name="P22"><text:span text:style-name="T3">Un’altra strategia che può essere utilizzata è il SYN flood, che consiste nel creare un’autenticazione solamente in maniera parziale. In questo modo il server lascerà aperta la porta in attesa del three way handshake, che però non si concluderà mai. Il server quindi raggiunto il limite massimo di porte collasserà.</text:span></text:p>
      <text:p text:style-name="P22"><text:span text:style-name="T3"/></text:p>
      <text:p text:style-name="P23"><text:span text:style-name="T2">Una sorta di evoluzione del DoS è invece il DdoS, che sta per Distributed Denial Of Service.</text:span></text:p>
      <text:p text:style-name="P23"><text:span text:style-name="T2"/></text:p>
      <text:p text:style-name="P23"><text:span text:style-name="T2"/></text:p>
      <text:p text:style-name="P24"><text:span text:style-name="T4">Il DdoS si differienzia dal Dos per l’utilizzo di diversi dispositivi, mentre il Dos ne utilizza solitamente solo uno. Così verrà aumentata la probabilità di successo per la maggior quantità di traffico prodotto.</text:span></text:p>
      <text:p text:style-name="P25"><text:span text:style-name="T2">Inoltre viene spesso preferito al Dos semplice per la difficoltà nel rintracciare la fonte primaria di un attacco Ddos.</text:span></text:p>
      <text:p text:style-name="P25"><text:span text:style-name="T2"/></text:p>
      <text:p text:style-name="P25"><text:span text:style-name="T2">Il ddos consiste nel controllare diversi host, chiamati zombie o bot. Questi entrano a far parte di una botnet, una rete di dispositivi infettati, che vengono attivati sommergendo il server di richieste, facendolo collassare.</text:span></text:p>
      <text:p text:style-name="P25"><text:span text:style-name="T2"/></text:p>
      <text:p text:style-name="P4"><text:span text:style-name="T5">Phishing</text:span></text:p>
      <text:p text:style-name="P17"/>
      <text:p text:style-name="P19">Il phishing è una tipologia di attacco che concerne anche con il mondo delle truffe. Ha infatti l’obiettivo di rubare informazioni e dati personali attraverso l’inganno, sfruttando le meccaniche dell’ingegneria sociale, per poterli utilizzare a scopo di lucro. </text:p>
      <text:p text:style-name="P19"/>
      <text:p text:style-name="P19">Il mezzo più utilizzato è solitamente l’email, data la larga probabilità di trovare utenti “deboli”.</text:p>
      <text:p text:style-name="P19"/>
      <text:p text:style-name="P19">Il messaggio viene costruito in maniera tale da sembrare attendibile e proveniente da una fonte certa come può essere una banca o l’email provider stesso.</text:p>
      <text:p text:style-name="P19">Generalmente il contenuto indica problemi relativi alla sicurezza, invitando l’utente ad inserire I propri dati all’interno di un sito creato appositamente. Spesso è molto difficile riconoscere le differenze tra un sito fittizzio e un sito effettivamente sicuro, se non per l’indirizzo URL che può essere il primo campanello d’allarme.</text:p>
      <text:p text:style-name="P19"/>
      <text:p text:style-name="P19"/>
      <text:p text:style-name="P27"><text:line-break/></text:p>
      <text:p text:style-name="P28">Difesa dagli attacchi</text:p>
      <text:p text:style-name="P26"/>
      <text:p text:style-name="P20">Passiamo ora quindi a parlare della difesa dagli attacchi.</text:p>
      <text:p text:style-name="P20"/>
      <text:p text:style-name="P20">Anche se piuttosto utopico, spesso per la protezione di un database in molte imprese vengono usate password di default o facilmente indovinabili.</text:p>
      <text:p text:style-name="P20">Per questo è importante attuare una policy che preveda il regolare cambio delle password, in maniera tale da renderle complesse.</text:p>
      <text:p text:style-name="P20"/>
      <text:p text:style-name="P20">La difesa da attacchi come l’SQL Injection è invece più articolata, in quanto esistono più errori che si possono commettere e soluzioni che possono essere adottate.</text:p>
      <text:p text:style-name="P20"/>
      <text:p text:style-name="P20">La prima tipologia di errore da correggere è l’errata filtrazione dei caratteri di escape, ovvero il mancato controllo dei dati in input.</text:p>
      <text:p text:style-name="P20">Infatti attraverso input particolari composti da apici e operazioni il soggetto attaccante riuscirà a compiere delle query all’interno del database, diventando quindi molto pericoloso per I dati.</text:p>
      <text:p text:style-name="P20">Per questo è importante inserire la funzione mysql real escape string, che andrà a rimuovere I caratteri speciali dall’input.</text:p>
      <text:p text:style-name="P20"/>
      <text:p text:style-name="P20">La seconda tipologia di problema è la tipizzazione debole di un campo di inserimento. Un linguaggio si dice fortemente tipizzato quando deve essere specificato il tipo di ogni elemento. Se all’interno del codice un campo di inserimento presenta una <text:s/>tipizzazione debole il soggetto attaccante avrà la libertà di inserire qualsiasi tipo di valore, riuscendo ad aggirare il blocco dato dalla funzione citata in precedenza.</text:p>
      <text:p text:style-name="P20">Per questo si utilizza una funzione chiamata is numeric, che andrà a controllare il tipo dell’input inserito, eludendo così attacchi attraverso numeri o altri caratteri.</text:p>
      <text:p text:style-name="P20"/>
      <text:p text:style-name="P20">Un ulteriore strato di protezione da attacchi SQL riguarda l’inserimento di permessi.</text:p>
      <text:p text:style-name="P20">Attraverso la limitazione dei permessi si può proibire totalmente l’accesso da parte di un campo di inserimento a determinate aree del database.</text:p>
      <text:p text:style-name="P20"/>
      <text:p text:style-name="P20"/>
      <text:p text:style-name="P8"><text:line-break/></text:p>
      <text:p text:style-name="P29">Difesa del DBMS</text:p>
      <text:p text:style-name="P7"/>
      <text:p text:style-name="P21">La sicurezza nel DB non si ferma al semplice controllo degli input, ma deve essere gestita attraverso una serie di passaggi.</text:p>
      <text:p text:style-name="P21"/>
      <text:p text:style-name="P21">Il primo passaggio da effettuare è il partizionamento, che consiste nella suddivisione del database in parti caratterizzati da diversi livelli di sensibilità, aumentando quindi la ridondanza e la sicurezza dato l’accesso a DB separati.</text:p>
      <text:p text:style-name="P21"/>
      <text:p text:style-name="P21">Il secondo passaggio è la cifratura dei dati, eseguita attraverso l’utilizzo di funzioni hash, che permettono di attuare una crittografia a senso unico, rendendo la decifrazione impossibile. Gli algoritmi più utilizzati sono l’MD5 e lo SHA2</text:p>
      <text:p text:style-name="P21"/>
      <text:p text:style-name="P21">Nel terzo passaggio si crea il lock di integrità, attraverso l’utilizzo di transazioni.</text:p>
      <text:p text:style-name="P21">Le transazioni sono sostanzialmente sequenze di operazioni atomiche che devono essere eseguite senza concludersi con uno stato intermedio.</text:p>
      <text:p text:style-name="P21">I lock consistono nel marcare I dati attraverso delle specie di etichette, definendone la sensibilità e il livello di accesso. Attraverso il lock manager si potrà quindi avere un tracciamento continuo, riuscendo a contrastare eventuali anomalie attraverso I meccanismi di abort, che prevede la conclusione istantanea, o di rollback, che riporta la base di dati ad uno stato precedente.</text:p>
      <text:p text:style-name="P21"/>
      <text:p text:style-name="P21">L’ultimo passassaggio che si può compiere è l’utilizzo di Finestre e viste.</text:p>
      <text:p text:style-name="P21">Le viste sono fondate su una query di tipo select, il cui risultato può essere utilizzato come se fosse una tabella, mentre le finestre sono le aree dove è possibile svolgere le operazioni. Questi due strumenti combinati riescono a creare dei sottoinsiemi del db dove possono essere inserite le informazioni in maniera parzia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6-15T19:58:16.800000000</dc:date>
    <meta:editing-duration>PT13M36S</meta:editing-duration>
    <meta:editing-cycles>2</meta:editing-cycles>
    <meta:document-statistic meta:table-count="0" meta:image-count="0" meta:object-count="0" meta:page-count="6" meta:paragraph-count="92" meta:word-count="1880" meta:character-count="12527" meta:non-whitespace-character-count="10730"/>
  </office:meta>
</office:document-meta>
</file>